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4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string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string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90930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A8498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A8498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A8498.pcb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Wide Input Voltage 3.0A Step Down Regulator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abusse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1</text:p>
          </table:table-cell>
          <table:table-cell table:style-name="ce4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BOOT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2</text:p>
          </table:table-cell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ENB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3</text:p>
          </table:table-cell>
          <table:table-cell table:style-name="ce4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TSET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5</text:p>
          </table:table-cell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FB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6</text:p>
          </table:table-cell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VBIAS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7</text:p>
          </table:table-cell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LX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VIN</text:p>
          </table:table-cell>
          <table:table-cell table:style-name="ce13" table:number-columns-repeated="249"/>
        </table:table-row>
        <table:table-row table:style-name="ro1" table:number-rows-repeated="12">
          <table:table-cell table:style-name="Default" table:number-columns-repeated="7"/>
          <table:table-cell table:style-name="ce13" table:number-columns-repeated="249"/>
        </table:table-row>
        <table:table-row table:style-name="ro1" table:number-rows-repeated="71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30">30/09/2009</text:date>, <text:time>19:06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6-04-10T19:33:07</meta:creation-date>
    <dc:date>2009-09-30T19:03:19</dc:date>
    <dc:language>de-DE</dc:language>
    <meta:editing-cycles>7</meta:editing-cycles>
    <meta:editing-duration>PT00H32M54S</meta:editing-duration>
    <meta:document-statistic meta:table-count="3" meta:cell-count="130" meta:object-count="0"/>
    <meta:user-defined meta:name="Info 1"/>
    <meta:user-defined meta:name="Info 2"/>
    <meta:user-defined meta:name="Info 3"/>
    <meta:user-defined meta:name="Info 4"/>
  </office:meta>
</office:document-meta>
</file>